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A50000073CAF71EBA6816FD3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P2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P3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P4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P5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P6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/>
    </style:style>
    <style:style style:name="P7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 officeooo:paragraph-rsid="0044039a"/>
    </style:style>
    <style:style style:name="P8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 officeooo:rsid="0046e0e8" officeooo:paragraph-rsid="0046e0e8"/>
    </style:style>
    <style:style style:name="P9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fo:font-style="normal" officeooo:rsid="005a739c" officeooo:paragraph-rsid="005a739c" style:font-size-asian="12pt" style:font-style-asian="normal" style:font-size-complex="12pt" style:font-style-complex="normal"/>
    </style:style>
    <style:style style:name="P1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text-position="0% 100%" style:font-name="Calibri1" fo:font-size="18pt" fo:language="es" fo:country="AR" fo:font-style="normal" style:text-underline-style="none" fo:font-weight="bold" officeooo:rsid="00178c85" officeooo:paragraph-rsid="001e4f7e" style:letter-kerning="false" style:font-name-asian="Calibri2" style:font-size-asian="18pt" style:language-asian="zh" style:country-asian="CN" style:font-style-asian="normal" style:font-weight-asian="bold" style:font-name-complex="Calibri2" style:font-size-complex="18pt" style:language-complex="hi" style:country-complex="IN"/>
    </style:style>
    <style:style style:name="P11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fo:font-style="italic" officeooo:rsid="005a25d3" officeooo:paragraph-rsid="0046e0e8" style:font-size-asian="12pt" style:font-style-asian="italic" style:font-size-complex="12pt" style:font-style-complex="italic"/>
    </style:style>
    <style:style style:name="T1" style:family="text">
      <style:text-properties officeooo:rsid="0056b13c"/>
    </style:style>
    <style:style style:name="T2" style:family="text">
      <style:text-properties style:font-name="Verdana" fo:font-size="12pt" style:font-size-asian="12pt" style:font-size-complex="12pt"/>
    </style:style>
    <style:style style:name="T3" style:family="text">
      <style:text-properties style:font-name="Verdana" fo:font-size="12pt" officeooo:rsid="0057b547" style:font-size-asian="12pt" style:font-size-complex="12pt"/>
    </style:style>
    <style:style style:name="T4" style:family="text">
      <style:text-properties style:font-name="Verdana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Verdana" fo:font-size="12pt" fo:font-style="italic" officeooo:rsid="0045ebe7" style:font-size-asian="12pt" style:font-style-asian="italic" style:font-size-complex="12pt" style:font-style-complex="italic"/>
    </style:style>
    <style:style style:name="T6" style:family="text">
      <style:text-properties style:font-name="Verdana" fo:font-size="12pt" fo:font-style="italic" officeooo:rsid="005a25d3" style:font-size-asian="12pt" style:font-style-asian="italic" style:font-size-complex="12pt" style:font-style-complex="italic"/>
    </style:style>
    <style:style style:name="T7" style:family="text">
      <style:text-properties style:font-name="Verdana" fo:font-size="12pt" style:text-underline-style="none" officeooo:rsid="00594006" style:font-size-asian="12pt" style:font-size-complex="12pt"/>
    </style:style>
    <style:style style:name="T8" style:family="text">
      <style:text-properties style:font-name="Verdana" fo:font-size="12pt" style:text-underline-style="none" officeooo:rsid="0057b547" style:font-size-asian="12pt" style:font-size-complex="12pt"/>
    </style:style>
    <style:style style:name="T9" style:family="text">
      <style:text-properties style:use-window-font-color="true" style:font-name="Verdana" fo:font-size="12pt" officeooo:rsid="0043bab9" style:font-name-asian="Calibri" style:font-size-asian="12pt" style:language-asian="zh" style:country-asian="CN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Verdana" fo:font-size="12pt" officeooo:rsid="0044039a" style:font-name-asian="Calibri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officeooo:rsid="005c2a4a"/>
    </style:style>
    <style:style style:name="T12" style:family="text">
      <style:text-properties officeooo:rsid="005d85f6"/>
    </style:style>
    <style:style style:name="T13" style:family="text">
      <style:text-properties officeooo:rsid="005e1f0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5c2a4a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P: <text:span text:style-name="T1">Concurrencia</text:span></text:p>
      <text:p text:style-name="P6"><text:span text:style-name="T2">En este TP vamos </text:span><text:span text:style-name="T3">a implementar el manejo </text:span><text:span text:style-name="T7">o</text:span><text:span text:style-name="T8">ptimista</text:span><text:span text:style-name="T3"> para la modificación de un producto</text:span>.<text:tab/></text:p>
      <text:p text:style-name="P7"><text:span text:style-name="T9">Implem</text:span><text:span text:style-name="T10">entaremos una pantalla simple en Swing (podemos utilizar Windows Builder), o cualquier otra librería de Ventanas.</text:span></text:p>
      <text:p text:style-name="P8"><text:span text:style-name="T5">L</text:span><text:span text:style-name="T4">a pantalla a construir </text:span><text:span text:style-name="T6">tendrá:</text:span></text:p>
      <text:p text:style-name="P11">- Id del producto en un label NO editable.</text:p>
      <text:p text:style-name="P11">- nombre, precio y marca en inputs editables.</text:p>
      <text:p text:style-name="P11">- Categoría en un combo. </text:p>
      <text:p text:style-name="P9">El <text:span text:style-name="T14">Id</text:span> de producto a mostrar podrá ser cualquiera hard-co<text:span text:style-name="T13">d</text:span>eado en los fuentes.</text:p>
      <text:p text:style-name="P9">Se pide:</text:p>
      <text:p text:style-name="P9">- Implementar el manejo optimista. Es decir, <text:span text:style-name="T11">agregar el mapeo de versión en </text:span><text:span text:style-name="T15">Producto</text:span><text:span text:style-name="T11"> y </text:span>manejar la excepción que lanza JPA, para convertirla en una propia con un mensaje amigable al usuario. Dicho mensaje <text:span text:style-name="T12">debe </text:span>mostrar<text:span text:style-name="T12">se </text:span>en panta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0.762cm" fo:margin-left="0.762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listtab" fo:text-indent="1.016cm" fo:margin-left="1.016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listtab" fo:text-indent="1.524cm" fo:margin-left="1.524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listtab" fo:text-indent="1.778cm" fo:margin-left="1.778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listtab" fo:text-indent="2.032cm" fo:margin-left="2.032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listtab" fo:text-indent="2.286cm" fo:margin-left="2.286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listtab" fo:text-indent="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681cm" table:align="center" style:writing-mode="lr-tb"/>
    </style:style>
    <style:style style:name="Tabla5.A" style:family="table-column">
      <style:table-column-properties style:column-width="1.298cm"/>
    </style:style>
    <style:style style:name="Tabla5.B" style:family="table-column">
      <style:table-column-properties style:column-width="12.3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MP2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MP3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MP4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MP5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char" svg:x="-1.358cm" svg:y="-0.335cm" svg:width="1.402cm" svg:height="2.196cm" draw:z-index="0"><draw:image xlink:href="Pictures/10000000000004A50000073CAF71EBA6816FD31B.jpg" xlink:type="simple" xlink:show="embed" xlink:actuate="onLoad" loext:mime-type="image/jpeg"/></draw:frame></text:p>
            </table:table-cell>
            <table:table-cell table:style-name="Tabla5.A1" office:value-type="string">
              <text:p text:style-name="MP2">Licenciatura en Sistemas</text:p>
              <text:p text:style-name="MP3">Bases de Datos II (Alternativas a la Persistencia Relacional)</text:p>
              <text:p text:style-name="MP4">Trabajo Práctico 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creation-date>2013-09-09T14:52:00</meta:creation-date>
    <dc:date>2018-11-12T19:54:49.324773065</dc:date>
    <meta:editing-cycles>489</meta:editing-cycles>
    <meta:editing-duration>P2DT3H39M15S</meta:editing-duration>
    <meta:generator>LibreOffice/6.0.6.2$Linux_X86_64 LibreOffice_project/00m0$Build-2</meta:generator>
    <meta:document-statistic meta:table-count="1" meta:image-count="1" meta:object-count="0" meta:page-count="1" meta:paragraph-count="13" meta:word-count="127" meta:character-count="784" meta:non-whitespace-character-count="667"/>
  </office:meta>
</office:document-meta>
</file>